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Arial" style:font-name-asian="WenQuanYi Micro Hei" style:font-name-complex="Lohit Hindi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istances</text:p>
          </table:table-cell>
          <table:table-cell table:number-columns-repeated="7"/>
        </table:table-row>
        <table:table-row table:style-name="ro2">
          <table:table-cell office:value-type="string">
            <text:p>[]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SQRT(POWER(([.B2]-[.B2]);2) + POWER([.B3]-[.B3];2) )" office:value-type="float" office:value="0">
            <text:p>0</text:p>
          </table:table-cell>
          <table:table-cell table:formula="of:=SQRT(POWER(([.B2]-[.C2]);2) + POWER([.B3]-[.C3];2) )" office:value-type="float" office:value="10">
            <text:p>10</text:p>
          </table:table-cell>
          <table:table-cell table:formula="of:=SQRT(POWER(([.B2]-[.D2]);2) + POWER([.B3]-[.D3];2) )" office:value-type="float" office:value="17.8885438199983">
            <text:p>17,88854382</text:p>
          </table:table-cell>
          <table:table-cell table:formula="of:=SQRT(POWER(([.B2]-[.E2]);2) + POWER([.B3]-[.E3];2) )" office:value-type="float" office:value="21.9317121994613">
            <text:p>21,9317121995</text:p>
          </table:table-cell>
          <table:table-cell table:formula="of:=SQRT(POWER(([.B2]-[.F2]);2) + POWER([.B3]-[.F3];2) )" office:value-type="float" office:value="29.1547594742265">
            <text:p>29,1547594742</text:p>
          </table:table-cell>
          <table:table-cell table:formula="of:=SQRT(POWER(([.B2]-[.G2]);2) + POWER([.B3]-[.G3];2) )" office:value-type="float" office:value="22.0907220343745">
            <text:p>22,0907220344</text:p>
          </table:table-cell>
          <table:table-cell table:formula="of:=SQRT(POWER(([.B2]-[.H2]);2) + POWER([.B3]-[.H3];2) )" office:value-type="float" office:value="14.142135623731">
            <text:p>14,142135623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ide</text:p>
          </table:table-cell>
          <table:table-cell office:value-type="float" office:value="0">
            <text:p>0</text:p>
          </table:table-cell>
          <table:table-cell table:formula="of:=SQRT(POWER(([.C2]-[.D2]);2) + POWER([.C3]-[.D3];2) )" office:value-type="float" office:value="10">
            <text:p>10</text:p>
          </table:table-cell>
          <table:table-cell table:formula="of:=SQRT(POWER(([.C2]-[.E2]);2) + POWER([.C3]-[.E3];2) )" office:value-type="float" office:value="16.1554944214035">
            <text:p>16,1554944214</text:p>
          </table:table-cell>
          <table:table-cell table:formula="of:=SQRT(POWER(([.C2]-[.F2]);2) + POWER([.C3]-[.F3];2) )" office:value-type="float" office:value="27.0185121722126">
            <text:p>27,0185121722</text:p>
          </table:table-cell>
          <table:table-cell table:formula="of:=SQRT(POWER(([.C2]-[.G2]);2) + POWER([.C3]-[.G3];2) )" office:value-type="float" office:value="23.4093998214392">
            <text:p>23,4093998214</text:p>
          </table:table-cell>
          <table:table-cell table:formula="of:=SQRT(POWER(([.C2]-[.H2]);2) + POWER([.C3]-[.H3];2) )" office:value-type="float" office:value="22.3606797749979">
            <text:p>22,36067977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vide</text:p>
          </table:table-cell>
          <table:table-cell office:value-type="float" office:value="0">
            <text:p>0</text:p>
          </table:table-cell>
          <table:table-cell table:style-name="ce3" table:formula="of:=SQRT(POWER(([.D2]-[.E2]);2) + POWER([.D3]-[.E3];2) )" office:value-type="float" office:value="7">
            <text:p>7</text:p>
          </table:table-cell>
          <table:table-cell table:style-name="ce3" table:formula="of:=SQRT(POWER(([.D2]-[.F2]);2) + POWER([.D3]-[.F3];2) )" office:value-type="float" office:value="19.6468827043885">
            <text:p>19,6468827044</text:p>
          </table:table-cell>
          <table:table-cell table:style-name="ce3" table:formula="of:=SQRT(POWER(([.D2]-[.G2]);2) + POWER([.D3]-[.G3];2) )" office:value-type="float" office:value="19.7989898732233">
            <text:p>19,7989898732</text:p>
          </table:table-cell>
          <table:table-cell table:style-name="ce3" table:formula="of:=SQRT(POWER(([.D2]-[.H2]);2) + POWER([.D3]-[.H3];2) )" office:value-type="float" office:value="26.0768096208106">
            <text:p>26,076809620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string">
            <text:p>vide</text:p>
          </table:table-cell>
          <table:table-cell office:value-type="float" office:value="0">
            <text:p>0</text:p>
          </table:table-cell>
          <table:table-cell table:style-name="ce3" table:formula="of:=SQRT(POWER(([.E2]-[.F2]);2) + POWER([.E3]-[.F3];2) )" office:value-type="float" office:value="13">
            <text:p>13</text:p>
          </table:table-cell>
          <table:table-cell table:style-name="ce3" table:formula="of:=SQRT(POWER(([.E2]-[.G2]);2) + POWER([.E3]-[.G3];2) )" office:value-type="float" office:value="15.6524758424985">
            <text:p>15,6524758425</text:p>
          </table:table-cell>
          <table:table-cell table:style-name="ce3" table:formula="of:=SQRT(POWER(([.E2]-[.H2]);2) + POWER([.E3]-[.H3];2) )" office:value-type="float" office:value="26.4764045897475">
            <text:p>26,476404589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string">
            <text:p>vide</text:p>
          </table:table-cell>
          <table:table-cell office:value-type="float" office:value="0">
            <text:p>0</text:p>
          </table:table-cell>
          <table:table-cell table:style-name="ce3" table:formula="of:=SQRT(POWER(([.F2]-[.G2]);2) + POWER([.F3]-[.G3];2) )" office:value-type="float" office:value="10.295630140987">
            <text:p>10,295630141</text:p>
          </table:table-cell>
          <table:table-cell table:style-name="ce3" table:formula="of:=SQRT(POWER(([.F2]-[.H2]);2) + POWER([.F3]-[.H3];2) )" office:value-type="float" office:value="27.0185121722126">
            <text:p>27,018512172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5" office:value-type="string">
            <text:p>vide</text:p>
          </table:table-cell>
          <table:table-cell office:value-type="float" office:value="0">
            <text:p>0</text:p>
          </table:table-cell>
          <table:table-cell table:style-name="ce3" table:formula="of:=SQRT(POWER(([.G2]-[.H2]);2) + POWER([.G3]-[.H3];2) )" office:value-type="float" office:value="16.9705627484771">
            <text:p>16,970562748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6" office:value-type="string">
            <text:p>vide</text:p>
          </table:table-cell>
          <table:table-cell office:value-type="float" office:value="0">
            <text:p>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CordeTrace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[]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mpossible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ide</text:p>
          </table:table-cell>
          <table:table-cell office:value-type="string">
            <text:p>impossible</text:p>
          </table:table-cell>
          <table:table-cell table:style-name="ce2"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vide</text:p>
          </table:table-cell>
          <table:table-cell office:value-type="string">
            <text:p>impossible</text:p>
          </table:table-cell>
          <table:table-cell table:style-name="ce2"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string">
            <text:p>vide</text:p>
          </table:table-cell>
          <table:table-cell office:value-type="string">
            <text:p>impossible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string">
            <text:p>vide</text:p>
          </table:table-cell>
          <table:table-cell office:value-type="string">
            <text:p>impossible</text:p>
          </table:table-cell>
          <table:table-cell table:style-name="ce2"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5" office:value-type="string">
            <text:p>vide</text:p>
          </table:table-cell>
          <table:table-cell office:value-type="string">
            <text:p>impossibl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6" office:value-type="string">
            <text:p>vide</text:p>
          </table:table-cell>
          <table:table-cell office:value-type="string">
            <text:p>impossibl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style-name="ce1"/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Nicolas</meta:initial-creator>
    <meta:creation-date>2012-12-11T13:04:32</meta:creation-date>
    <dc:date>2013-01-19T19:40:08</dc:date>
    <dc:creator>nha </dc:creator>
    <meta:editing-duration>PT1H29M13S</meta:editing-duration>
    <meta:editing-cycles>17</meta:editing-cycles>
    <meta:generator>LibreOffice/3.5$Linux_x86 LibreOffice_project/350m1$Build-2</meta:generator>
    <meta:document-statistic meta:table-count="3" meta:cell-count="136" meta:object-count="0"/>
  </office:meta>
</office:document-meta>
</file>